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3700000026347233E1E2D335B4.png" manifest:media-type="image/png"/>
  <manifest:file-entry manifest:full-path="Pictures/1000000000000124000000243B4D7E7C9EB26DA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fo:background-color="#99ff33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99ff33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2"/>
    <style:style style:name="ce6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27.88pt" svg:height="27.07pt" svg:x="387.1pt" svg:y="132.46pt">
            <draw:image xlink:href="Pictures/1000000000000124000000243B4D7E7C9EB26DAD.png" xlink:type="simple" xlink:show="embed" xlink:actuate="onLoad">
              <text:p/>
            </draw:image>
          </draw:frame>
          <draw:frame draw:z-index="1" draw:name="Image 2" draw:style-name="gr1" draw:text-style-name="P1" svg:width="242.7pt" svg:height="28.57pt" svg:x="389.42pt" svg:y="158.09pt">
            <draw:image xlink:href="Pictures/100000000000013700000026347233E1E2D335B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m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Ra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ℓ</text:p>
          </table:table-cell>
          <table:table-cell table:style-name="ce1" office:value-type="float" office:value="21.3306132578687" calcext:value-type="float">
            <text:p>21.3306</text:p>
          </table:table-cell>
          <table:table-cell table:number-columns-repeated="2"/>
          <table:table-cell table:style-name="ce4" table:formula="of:=[.C4]" office:value-type="float" office:value="21.3306132578687" calcext:value-type="float">
            <text:p>21.3306132579</text:p>
          </table:table-cell>
          <table:table-cell table:style-name="ce6" office:value-type="string" calcext:value-type="string">
            <text:p>l</text:p>
          </table:table-cell>
          <table:table-cell office:value-type="string" calcext:value-type="string">
            <text:p>Grau: Bessere Buchstaben</text:p>
          </table:table-cell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1" office:value-type="float" office:value="4.5" calcext:value-type="float">
            <text:p>4.5000</text:p>
          </table:table-cell>
          <table:table-cell table:number-columns-repeated="2"/>
          <table:table-cell table:style-name="ce4"/>
          <table:table-cell table:style-name="ce6"/>
          <table:table-cell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1" office:value-type="float" office:value="19.7" calcext:value-type="float">
            <text:p>19.7000</text:p>
          </table:table-cell>
          <table:table-cell table:number-columns-repeated="2"/>
          <table:table-cell table:style-name="ce4"/>
          <table:table-cell table:style-name="ce6"/>
          <table:table-cell/>
        </table:table-row>
        <table:table-row table:style-name="ro2">
          <table:table-cell/>
          <table:table-cell office:value-type="string" calcext:value-type="string">
            <text:p>σ</text:p>
          </table:table-cell>
          <table:table-cell/>
          <table:table-cell table:style-name="ce1" office:value-type="float" office:value="74.7434256511377" calcext:value-type="float">
            <text:p>74.7434</text:p>
          </table:table-cell>
          <table:table-cell table:style-name="ce1" table:formula="of:=[.D7]/180*PI()" office:value-type="float" office:value="1.30451887183194" calcext:value-type="float">
            <text:p>1.3045</text:p>
          </table:table-cell>
          <table:table-cell table:style-name="ce4" table:formula="of:=[.E7]" office:value-type="float" office:value="1.30451887183194" calcext:value-type="float">
            <text:p>1.3045188718</text:p>
          </table:table-cell>
          <table:table-cell table:style-name="ce6" office:value-type="string" calcext:value-type="string">
            <text:p>Z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τ</text:p>
          </table:table-cell>
          <table:table-cell/>
          <table:table-cell table:style-name="ce1" office:value-type="float" office:value="63" calcext:value-type="float">
            <text:p>63.0000</text:p>
          </table:table-cell>
          <table:table-cell table:style-name="ce1" table:formula="of:=[.D8]/180*PI()" office:value-type="float" office:value="1.09955742875643" calcext:value-type="float">
            <text:p>1.0996</text:p>
          </table:table-cell>
          <table:table-cell table:style-name="ce4" table:formula="of:=[.E8]" office:value-type="float" office:value="1.09955742875643" calcext:value-type="float">
            <text:p>1.0995574288</text:p>
          </table:table-cell>
          <table:table-cell table:style-name="ce6"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%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formula="of:=s*s" office:value-type="float" office:value="388.09" calcext:value-type="float">
            <text:p>388.09</text:p>
          </table:table-cell>
          <table:table-cell/>
          <table:table-cell table:formula="of:=w*w + ℓ*ℓ  - 2*w*ℓ*COS(τ)" office:value-type="float" office:value="388.090000002548" calcext:value-type="float">
            <text:p>388.0900000025</text:p>
          </table:table-cell>
          <table:table-cell table:style-name="ce5" table:formula="of:=100-100/[.C11]*[.E11]" office:value-type="float" office:value="-0.000000000656456222714041" calcext:value-type="float">
            <text:p>0.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table:formula="of:=w*w" office:value-type="float" office:value="20.25" calcext:value-type="float">
            <text:p>20.25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ℓ2</text:p>
          </table:table-cell>
          <table:table-cell table:formula="of:=ℓ*ℓ" office:value-type="float" office:value="454.995061956765" calcext:value-type="float">
            <text:p>454.9950619568</text:p>
          </table:table-cell>
          <table:table-cell/>
          <table:table-cell table:formula="of:=w*w + s*s + 2*w*s*COS(σ)" office:value-type="float" office:value="454.995061762736" calcext:value-type="float">
            <text:p>454.9950617627</text:p>
          </table:table-cell>
          <table:table-cell table:style-name="ce5" table:formula="of:=100-100/[.C13]*[.E13]" office:value-type="float" office:value="0.0000000426442170464725" calcext:value-type="float">
            <text:p>0.0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ℓ2</text:p>
          </table:table-cell>
          <table:table-cell table:formula="of:=ℓ*ℓ" office:value-type="float" office:value="454.995061956765" calcext:value-type="float">
            <text:p>454.9950619568</text:p>
          </table:table-cell>
          <table:table-cell/>
          <table:table-cell table:formula="of:=s*s - w*w + 2*w*l*COS(T)" office:value-type="float" office:value="454.995061954217" calcext:value-type="float">
            <text:p>454.9950619542</text:p>
          </table:table-cell>
          <table:table-cell table:style-name="ce5" table:formula="of:=100-100/[.C15]*[.E15]" office:value-type="float" office:value="0.000000000559936097488389" calcext:value-type="float">
            <text:p>0.000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" table:formula="of:=w*w+s*s+2*w*s*COS(Z) - (s*s-w*w+2*w*l*COS(T))" office:value-type="float" office:value="-0.000000191481433375884" calcext:value-type="float">
            <text:p>0.0000</text:p>
          </table:table-cell>
          <table:table-cell table:formula="of:=FORMULA([.C19])" office:value-type="string" office:string-value="=w*w+s*s+2*w*s*COS(Z) - (s*s-w*w+2*w*l*COS(T))" calcext:value-type="string">
            <text:p>=w*w+s*s+2*w*s*COS(Z) - (s*s-w*w+2*w*l*COS(T)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w*w+s*s+2*w*s*COS(Z) - s*s + w*w - 2*w*l*COS(T)" office:value-type="float" office:value="-0.000000191481419165029" calcext:value-type="float">
            <text:p>0.0000</text:p>
          </table:table-cell>
          <table:table-cell table:formula="of:=FORMULA([.C20])" office:value-type="string" office:string-value="=w*w+s*s+2*w*s*COS(Z) - s*s + w*w - 2*w*l*COS(T)" calcext:value-type="string">
            <text:p>=w*w+s*s+2*w*s*COS(Z) - s*s + w*w - 2*w*l*COS(T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w*w+2*w*s*COS(Z)  + w*w - 2*w*l*COS(T)" office:value-type="float" office:value="-0.000000191481419165029" calcext:value-type="float">
            <text:p>0.0000</text:p>
          </table:table-cell>
          <table:table-cell table:formula="of:=FORMULA([.C21])" office:value-type="string" office:string-value="=w*w+2*w*s*COS(Z)  + w*w - 2*w*l*COS(T)" calcext:value-type="string">
            <text:p>=w*w+2*w*s*COS(Z) <text:s/>+ w*w - 2*w*l*COS(T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w+2*s*COS(Z)  + w - 2*l*COS(T)" office:value-type="float" office:value="-0.0000000425514308233232" calcext:value-type="float">
            <text:p>0.0000</text:p>
          </table:table-cell>
          <table:table-cell table:formula="of:=FORMULA([.C22])" office:value-type="string" office:string-value="=w+2*s*COS(Z)  + w - 2*l*COS(T)" calcext:value-type="string">
            <text:p>=w+2*s*COS(Z) <text:s/>+ w - 2*l*COS(T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2*w+2*s*COS(Z) - 2*l*COS(T)" office:value-type="float" office:value="-0.0000000425514308233232" calcext:value-type="float">
            <text:p>0.0000</text:p>
          </table:table-cell>
          <table:table-cell table:formula="of:=FORMULA([.C23])" office:value-type="string" office:string-value="=2*w+2*s*COS(Z) - 2*l*COS(T)" calcext:value-type="string">
            <text:p>=2*w+2*s*COS(Z) - 2*l*COS(T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" table:formula="of:=w+s*COS(σ) - ℓ*COS(τ)" office:value-type="float" office:value="-0.0000000212757154116616" calcext:value-type="float">
            <text:p>0.0000</text:p>
          </table:table-cell>
          <table:table-cell table:style-name="ce2" table:formula="of:=FORMULA([.C24])" office:value-type="string" office:string-value="=w+s*COS(σ) - ℓ*COS(τ)" calcext:value-type="string">
            <text:p>=w+s*COS(σ) - ℓ*COS(τ)</text:p>
          </table:table-cell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  <table:named-expressions>
        <table:named-range table:name="l" table:base-cell-address="$Sheet1.$F$2" table:cell-range-address="$Sheet1.$F$4"/>
        <table:named-range table:name="s" table:base-cell-address="$Sheet1.$C$4" table:cell-range-address="$Sheet1.$C$6"/>
        <table:named-range table:name="ss" table:base-cell-address="$Sheet1.$B$9" table:cell-range-address="$Sheet1.$B$11"/>
        <table:named-range table:name="T" table:base-cell-address="$Sheet1.$F$6" table:cell-range-address="$Sheet1.$F$8"/>
        <table:named-range table:name="w" table:base-cell-address="$Sheet1.$C$3" table:cell-range-address="$Sheet1.$C$5"/>
        <table:named-range table:name="ww" table:base-cell-address="$Sheet1.$B$10" table:cell-range-address="$Sheet1.$B$12"/>
        <table:named-range table:name="Z" table:base-cell-address="$Sheet1.$F$5" table:cell-range-address="$Sheet1.$F$7"/>
        <table:named-range table:name="σ" table:base-cell-address="$Sheet1.$E$5" table:cell-range-address="$Sheet1.$E$7"/>
        <table:named-range table:name="τ" table:base-cell-address="$Sheet1.$E$6" table:cell-range-address="$Sheet1.$E$8"/>
        <table:named-range table:name="ℓ" table:base-cell-address="$Sheet1.$C$2" table:cell-range-address="$Sheet1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09:19:01.685160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56:39.928371785</meta:creation-date>
    <meta:generator>LibreOffice/5.1.3.2$Linux_X86_64 LibreOffice_project/10m0$Build-2</meta:generator>
    <dc:date>2017-04-06T15:25:24.661876387</dc:date>
    <meta:editing-duration>PT1H21M37S</meta:editing-duration>
    <meta:editing-cycles>9</meta:editing-cycles>
    <meta:document-statistic meta:table-count="1" meta:cell-count="49" meta:object-count="2"/>
  </office:meta>
</office:document-meta>
</file>